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rso Python Spacedys</text:p>
          </draw:text-box>
        </draw:frame>
        <draw:frame presentation:style-name="pr2" draw:text-style-name="P1" draw:layer="layout" svg:width="25.199cm" svg:height="8.893cm" svg:x="1.4cm" svg:y="8.2cm" presentation:class="subtitle" presentation:user-transformed="true">
          <draw:text-box>
            <text:p>Nicola Cammillini</text:p>
            <text:p><text:a xlink:href="mailto:nicola.cammillini@unipi.it" xlink:type="simple">nicola.cammillini@unipi.it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stallazione Linux, Windows e MacOS X</text:p>
              </text:list-item>
              <text:list-item>
                <text:p>Gestione moduli (package manager e utility pip)</text:p>
              </text:list-item>
              <text:list-item>
                <text:p>Virtual Environment</text:p>
              </text:list-item>
              <text:list-item>
                <text:p>Strutture dati base: liste, tuple e dizionari</text:p>
              </text:list-item>
              <text:list-item>
                <text:p>Definizione funzioni I</text:p>
              </text:list-item>
              <text:list-item>
                <text:p>Framework py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23:55.289932464</meta:creation-date>
    <dc:date>2017-09-11T09:36:21.176799246</dc:date>
    <meta:editing-duration>PT2M15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